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50000034F8E84A4253B0E1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27cm" svg:height="14.526cm" draw:transform="rotate (1.57201805727129) translate (3.574cm 27.783cm)">
          <draw:image xlink:href="Pictures/10000201000006450000034F8E84A4253B0E1BEC.png" xlink:type="simple" xlink:show="embed" xlink:actuate="onLoad" loext:mime-type="image/png">
            <text:p/>
          </draw:image>
        </draw:frame>
        <draw:line draw:style-name="gr2" draw:text-style-name="P2" draw:layer="layout" svg:x1="4.683cm" svg:y1="19.923cm" svg:x2="17.129cm" svg:y2="19.923cm">
          <text:p/>
        </draw:line>
        <draw:line draw:style-name="gr2" draw:text-style-name="P2" draw:layer="layout" svg:x1="11.541cm" svg:y1="13.7cm" svg:x2="17.129cm" svg:y2="13.7cm">
          <text:p/>
        </draw:line>
        <draw:line draw:style-name="gr3" draw:text-style-name="P1" draw:layer="layout" svg:x1="14.97cm" svg:y1="13.7cm" svg:x2="14.97cm" svg:y2="19.923cm">
          <text:p/>
        </draw:line>
        <draw:frame draw:style-name="gr4" draw:text-style-name="P3" draw:layer="layout" svg:width="1.524cm" svg:height="1.038cm" draw:transform="rotate (1.5697491292437) translate (9.866cm 19.923cm)">
          <draw:text-box>
            <text:p>А1</text:p>
          </draw:text-box>
        </draw:frame>
        <draw:frame draw:style-name="gr5" draw:text-style-name="P3" draw:layer="layout" svg:width="1.397cm" svg:height="0.962cm" draw:transform="rotate (1.56329141101132) translate (12.896cm 13.351cm)">
          <draw:text-box>
            <text:p>А2</text:p>
          </draw:text-box>
        </draw:frame>
        <draw:frame draw:style-name="gr6" draw:text-style-name="P3" draw:layer="layout" svg:width="0.889cm" svg:height="0.962cm" draw:transform="rotate (1.56590940488931) translate (15.401cm 17.251cm)">
          <draw:text-box>
            <text:p>Т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9:18:03.692266081</meta:creation-date>
    <dc:date>2020-11-29T19:24:58.893703436</dc:date>
    <meta:editing-duration>PT6M55S</meta:editing-duration>
    <meta:editing-cycles>1</meta:editing-cycles>
    <meta:document-statistic meta:object-count="7"/>
    <meta:generator>LibreOffice/6.4.6.2$Linux_X86_64 LibreOffice_project/40$Build-2</meta:generator>
  </office:meta>
</office:document-meta>
</file>